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85">
            <text:p>285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50">
            <text:p>5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13">
            <text:p>313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32">
            <text:p>1232</text:p>
          </table:table-cell>
          <table:table-cell table:style-name="ce23" office:value-type="float" office:value="105">
            <text:p>10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532">
            <text:p>532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470">
            <text:p>6470</text:p>
          </table:table-cell>
          <table:table-cell table:style-name="ce23" office:value-type="float" office:value="156">
            <text:p>15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703">
            <text:p>8703</text:p>
          </table:table-cell>
          <table:table-cell table:style-name="ce23" office:value-type="float" office:value="292">
            <text:p>29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9581">
            <text:p>9581</text:p>
          </table:table-cell>
          <table:table-cell table:style-name="ce23" office:value-type="float" office:value="342">
            <text:p>342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